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f4548" officeooo:paragraph-rsid="000f454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0f4548" officeooo:paragraph-rsid="000f454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4803f" officeooo:paragraph-rsid="0014803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italic" fo:font-weight="bold" officeooo:rsid="000f4548" officeooo:paragraph-rsid="000f4548" style:font-size-asian="12.25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font-weight="bold" officeooo:rsid="0014803f" officeooo:paragraph-rsid="0014803f"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0f4548" officeooo:paragraph-rsid="000f454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7ceed" officeooo:paragraph-rsid="0017cee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d927f" officeooo:paragraph-rsid="001d927f" style:font-size-asian="12.25pt" style:font-weight-asian="normal" style:font-size-complex="14pt" style:font-weight-complex="normal"/>
    </style:style>
    <style:style style:name="T1" style:family="text">
      <style:text-properties officeooo:rsid="0015cbcc"/>
    </style:style>
    <style:style style:name="T2" style:family="text">
      <style:text-properties officeooo:rsid="001970a3"/>
    </style:style>
    <style:style style:name="T3" style:family="text">
      <style:text-properties officeooo:rsid="001c3bd0"/>
    </style:style>
    <style:style style:name="T4" style:family="text">
      <style:text-properties officeooo:rsid="001e573b"/>
    </style:style>
    <style:style style:name="T5" style:family="text">
      <style:text-properties officeooo:rsid="00247d9b"/>
    </style:style>
    <style:style style:name="T6" style:family="text">
      <style:text-properties officeooo:rsid="0027bd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naire Focus Group (t=0)</text:p>
      <text:p text:style-name="P1"/>
      <text:p text:style-name="P2"/>
      <text:p text:style-name="P4">1)Laquelle de ces 3 expériences avez-vous préféré ?</text:p>
      <text:p text:style-name="P2"/>
      <text:p text:style-name="P2">- <text:span text:style-name="T1">J’ai préféré la première car j’ai écouté une ambiance noël. La petite musique de noël avec l’odeur c’était pas mal.</text:span></text:p>
      <text:p text:style-name="P7">Pour la deuxième expérience, les odeurs sont fortes donc ca reste dans le nez. <text:span text:style-name="T2">Ecouter des sons qui ne vont pas dans l’ambiance ce n’est pas très pertinent.</text:span> </text:p>
      <text:p text:style-name="P7">Pour la dernière expérience, j’avais encore les odeurs dans le nez.</text:p>
      <text:p text:style-name="P2"/>
      <text:p text:style-name="P4">2) Que pourrait-on améliorer pour cette expérience ? (volume sonore, choix des</text:p>
      <text:p text:style-name="P4">ambiances, odeurs…)</text:p>
      <text:p text:style-name="P4"/>
      <text:p text:style-name="P2">- <text:span text:style-name="T3">Les sons ne sont pas forcément super liés (je pense à cimetière par exemple). Il faudrait presque pas mettre de bruit.</text:span></text:p>
      <text:p text:style-name="P8">L’expérience est cool. C’est bien de pouvoir choisir son mode.</text:p>
      <text:p text:style-name="P2"/>
      <text:p text:style-name="P4">3) Vous sentiez-vous immergé dans la lecture ?</text:p>
      <text:p text:style-name="P4"/>
      <text:p text:style-name="P2">- <text:span text:style-name="T4">Au premier oui, les autres moins, car j’écoutais un son donc j’étais moins concentré sur la lecture. Et le dernier immergé comme dans une lecture classique. La première expérience est vraiment plus immersive. Pour noël c’est pas mal, mais il y a certains livres ou je préfererai sans.</text:span></text:p>
      <text:p text:style-name="P2"/>
      <text:p text:style-name="P4">4) Le choix des ambiances vous semblait-il cohérent avec la lecture ?</text:p>
      <text:p text:style-name="P4"/>
      <text:p text:style-name="P2">- <text:span text:style-name="T5">Noël pour noël oui totalement. L’ambiance cimetière non pour noël. Salle de bain c’est très cool.</text:span></text:p>
      <text:p text:style-name="P2"/>
      <text:p text:style-name="P5">5) Commentaires</text:p>
      <text:p text:style-name="P5"/>
      <text:p text:style-name="P3">- <text:span text:style-name="T6">Je trouve ca immersif d’avoir le son et l’odeur de ta scène. N’est ce pas un peu trop restrictif par le choix des ambiances (ex : 2 livres sur noël auront le même son, impliquant une lassitu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2:28:16.828563137</meta:creation-date>
    <dc:date>2019-04-24T14:28:04.834079017</dc:date>
    <meta:editing-duration>PT9M21S</meta:editing-duration>
    <meta:editing-cycles>26</meta:editing-cycles>
    <meta:generator>LibreOffice/5.1.6.2$Linux_X86_64 LibreOffice_project/10m0$Build-2</meta:generator>
    <meta:document-statistic meta:table-count="0" meta:image-count="0" meta:object-count="0" meta:page-count="1" meta:paragraph-count="15" meta:word-count="244" meta:character-count="1413" meta:non-whitespace-character-count="1183"/>
  </office:meta>
</office:document-meta>
</file>